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65cm" fo:min-width="6.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75cm" fo:min-width="3.4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25cm" fo:min-width="1.7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5cm" fo:min-width="2.57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65cm" fo:min-width="3.7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714cm" fo:min-width="1.5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0.9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54cm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37cm" fo:min-width="2.57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614cm" fo:min-width="1.1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714cm" fo:min-width="1.15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714cm" fo:min-width="1.65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814cm" fo:min-width="1.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0.5pt" style:font-size-asian="10.5pt" style:font-size-complex="10.5pt"/>
    </style:style>
    <style:style style:name="P7" style:family="paragraph">
      <style:text-properties fo:font-size="9pt" style:font-size-asian="9pt" style:font-size-complex="9pt"/>
    </style:style>
    <style:style style:name="P8" style:family="paragraph"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9pt" style:font-size-asian="9pt" style:font-size-complex="9pt"/>
    </style:style>
    <style:style style:name="P10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cm" svg:height="1.9cm" svg:x="12.2cm" svg:y="1.4cm">
          <text:p text:style-name="P1">Restaurant Simulato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cm" svg:height="1cm" svg:x="5.8cm" svg:y="7.2cm">
          <text:p text:style-name="P1"><text:span text:style-name="T1">Manage T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cm" svg:height="1.5cm" svg:x="18.6cm" svg:y="11.8cm">
          <text:p text:style-name="P1"><text:span text:style-name="T2">Input old </text:span></text:p>
          <text:p text:style-name="P1"><text:span text:style-name="T2">passwo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7cm" svg:height="0.6cm" svg:x="3.897cm" svg:y="10.8cm">
          <text:p text:style-name="P1"><text:span text:style-name="T3">Manage Bookin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4.2cm" svg:height="0.9cm" svg:x="21.7cm" svg:y="7.3cm">
          <text:p text:style-name="P1"><text:span text:style-name="T1">New Passwor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58cm" svg:height="0.964cm" svg:x="1.3cm" svg:y="14.036cm">
          <text:p text:style-name="P1"><text:span text:style-name="T4">New </text:span></text:p>
          <text:p text:style-name="P1"><text:span text:style-name="T4">Boo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cm" svg:height="1.5cm" svg:x="21.2cm" svg:y="11.8cm">
          <text:p text:style-name="P1"><text:span text:style-name="T2">Check</text:span></text:p>
          <text:p text:style-name="P1"><text:span text:style-name="T2"><text:s/></text:span><text:span text:style-name="T2">correct</text:span></text:p>
          <text:p text:style-name="P1"><text:span text:style-name="T2">old passwor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cm" svg:height="1.5cm" svg:x="23.7cm" svg:y="11.8cm">
          <text:p text:style-name="P1"><text:span text:style-name="T2">Input new </text:span></text:p>
          <text:p text:style-name="P1"><text:span text:style-name="T2">passwor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cm" svg:height="1.5cm" svg:x="26.2cm" svg:y="11.8cm">
          <text:p text:style-name="P1"><text:span text:style-name="T2">Check if new</text:span></text:p>
          <text:p text:style-name="P1"><text:span text:style-name="T2">password</text:span></text:p>
          <text:p text:style-name="P1"><text:span text:style-name="T2">vali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58cm" svg:height="0.964cm" svg:x="5.342cm" svg:y="14.036cm">
          <text:p text:style-name="P1"><text:span text:style-name="T4">Remove</text:span></text:p>
          <text:p text:style-name="P1"><text:span text:style-name="T4">Boo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.48cm" svg:height="1.073cm" svg:x="1.12cm" svg:y="15.6cm">
          <draw:text-box>
            <text:p><text:span text:style-name="T5">See </text:span></text:p>
            <text:p><text:span text:style-name="T5">page</text:span></text:p>
          </draw:text-box>
        </draw:frame>
        <draw:line draw:style-name="gr8" draw:text-style-name="P1" draw:layer="layout" svg:x1="14.6cm" svg:y1="3.3cm" svg:x2="7.8cm" svg:y2="7.1cm">
          <text:p/>
        </draw:line>
        <draw:line draw:style-name="gr8" draw:text-style-name="P1" draw:layer="layout" svg:x1="17.2cm" svg:y1="3.3cm" svg:x2="24.2cm" svg:y2="7.3cm">
          <text:p/>
        </draw:line>
        <draw:line draw:style-name="gr8" draw:text-style-name="P1" draw:layer="layout" svg:x1="4.684cm" svg:y1="11.42cm" svg:x2="2.323cm" svg:y2="14.036cm">
          <text:p/>
        </draw:line>
        <draw:line draw:style-name="gr8" draw:text-style-name="P1" draw:layer="layout" svg:x1="5.707cm" svg:y1="11.42cm" svg:x2="6.4cm" svg:y2="14cm">
          <text:p/>
        </draw:line>
        <draw:line draw:style-name="gr8" draw:text-style-name="P1" draw:layer="layout" svg:x1="22.3cm" svg:y1="8.2cm" svg:x2="19.4cm" svg:y2="11.8cm">
          <text:p/>
        </draw:line>
        <draw:line draw:style-name="gr8" draw:text-style-name="P1" draw:layer="layout" svg:x1="23cm" svg:y1="8.2cm" svg:x2="22.4cm" svg:y2="11.8cm">
          <text:p/>
        </draw:line>
        <draw:line draw:style-name="gr8" draw:text-style-name="P1" draw:layer="layout" svg:x1="24.8cm" svg:y1="8.2cm" svg:x2="24.8cm" svg:y2="11.8cm">
          <text:p/>
        </draw:line>
        <draw:line draw:style-name="gr8" draw:text-style-name="P1" draw:layer="layout" svg:x1="25.5cm" svg:y1="8.2cm" svg:x2="27.4cm" svg:y2="11.8cm">
          <text:p/>
        </draw:line>
        <draw:frame draw:style-name="gr9" draw:text-style-name="P7" draw:layer="layout" svg:width="0.959cm" svg:height="0.607cm" svg:x="19.5cm" svg:y="9.5cm">
          <draw:text-box>
            <text:p><text:span text:style-name="T6">OP</text:span></text:p>
          </draw:text-box>
        </draw:frame>
        <draw:frame draw:style-name="gr10" draw:text-style-name="P7" draw:layer="layout" svg:width="1.188cm" svg:height="0.607cm" svg:x="22.7cm" svg:y="9.475cm">
          <draw:text-box>
            <text:p><text:span text:style-name="T6">COP</text:span></text:p>
          </draw:text-box>
        </draw:frame>
        <draw:frame draw:style-name="gr11" draw:text-style-name="P8" draw:layer="layout" svg:width="0.896cm" svg:height="0.569cm" svg:x="24.8cm" svg:y="9.931cm">
          <draw:text-box>
            <text:p><text:span text:style-name="T7">NP</text:span></text:p>
          </draw:text-box>
        </draw:frame>
        <draw:frame draw:style-name="gr12" draw:text-style-name="P7" draw:layer="layout" svg:width="1.154cm" svg:height="0.607cm" svg:x="26.81cm" svg:y="9.175cm">
          <draw:text-box>
            <text:p><text:span text:style-name="T6">VNP</text:span></text:p>
          </draw:text-box>
        </draw:frame>
        <draw:line draw:style-name="gr13" draw:text-style-name="P1" draw:layer="layout" svg:x1="19.4cm" svg:y1="11.2cm" svg:x2="19.9cm" svg:y2="10.4cm">
          <text:p/>
        </draw:line>
        <draw:line draw:style-name="gr13" draw:text-style-name="P1" draw:layer="layout" svg:x1="22.8cm" svg:y1="11.2cm" svg:x2="23cm" svg:y2="10.3cm">
          <text:p/>
        </draw:line>
        <draw:line draw:style-name="gr13" draw:text-style-name="P1" draw:layer="layout" svg:x1="25.1cm" svg:y1="11.4cm" svg:x2="25.1cm" svg:y2="10.4cm">
          <text:p/>
        </draw:line>
        <draw:line draw:style-name="gr13" draw:text-style-name="P1" draw:layer="layout" svg:x1="27.7cm" svg:y1="11.2cm" svg:x2="27.4cm" svg:y2="10.4cm">
          <text:p/>
        </draw:line>
        <draw:frame draw:style-name="gr9" draw:text-style-name="P7" draw:layer="layout" svg:width="0.959cm" svg:height="0.607cm" svg:x="21.584cm" svg:y="9.575cm">
          <draw:text-box>
            <text:p><text:span text:style-name="T6">OP</text:span></text:p>
          </draw:text-box>
        </draw:frame>
        <draw:line draw:style-name="gr13" draw:text-style-name="P1" draw:layer="layout" svg:x1="22.2cm" svg:y1="10.3cm" svg:x2="22.1cm" svg:y2="11.2cm">
          <text:p/>
        </draw:line>
        <draw:frame draw:style-name="gr11" draw:text-style-name="P8" draw:layer="layout" svg:width="0.896cm" svg:height="0.569cm" svg:x="25.5cm" svg:y="9.5cm">
          <draw:text-box>
            <text:p><text:span text:style-name="T7">NP</text:span></text:p>
          </draw:text-box>
        </draw:frame>
        <draw:line draw:style-name="gr13" draw:text-style-name="P1" draw:layer="layout" svg:x1="26.2cm" svg:y1="9.8cm" svg:x2="26.5cm" svg:y2="10.7cm">
          <text:p/>
        </draw:line>
        <draw:custom-shape draw:style-name="gr14" draw:text-style-name="P4" draw:layer="layout" svg:width="3.07cm" svg:height="0.62cm" svg:x="12.2cm" svg:y="10.9cm">
          <text:p text:style-name="P1"><text:span text:style-name="T3">Manage Order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4cm" svg:y1="8.3cm" svg:x2="5.4cm" svg:y2="10.8cm">
          <text:p/>
        </draw:line>
        <draw:line draw:style-name="gr8" draw:text-style-name="P1" draw:layer="layout" svg:x1="8.4cm" svg:y1="8.2cm" svg:x2="13.7cm" svg:y2="10.9cm">
          <text:p/>
        </draw:line>
        <draw:custom-shape draw:style-name="gr15" draw:text-style-name="P5" draw:layer="layout" svg:width="1.6cm" svg:height="0.864cm" svg:x="10.7cm" svg:y="14.1cm">
          <text:p text:style-name="P1"><text:span text:style-name="T4">Add</text:span></text:p>
          <text:p text:style-name="P1"><text:span text:style-name="T4">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658cm" svg:height="0.964cm" svg:x="13.142cm" svg:y="14.036cm">
          <text:p text:style-name="P1"><text:span text:style-name="T4">Delete</text:span></text:p>
          <text:p text:style-name="P1"><text:span text:style-name="T4">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2.9cm" svg:y1="11.5cm" svg:x2="11.6cm" svg:y2="14.1cm">
          <text:p/>
        </draw:line>
        <draw:line draw:style-name="gr8" draw:text-style-name="P1" draw:layer="layout" svg:x1="14.1cm" svg:y1="11.6cm" svg:x2="14.1cm" svg:y2="13.9cm">
          <text:p/>
        </draw:line>
        <draw:custom-shape draw:style-name="gr17" draw:text-style-name="P5" draw:layer="layout" svg:width="2.158cm" svg:height="0.964cm" svg:x="16.042cm" svg:y="14.036cm">
          <text:p text:style-name="P1"><text:span text:style-name="T4">Add</text:span></text:p>
          <text:p text:style-name="P1"><text:span text:style-name="T4">In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4.8cm" svg:y1="11.5cm" svg:x2="17.2cm" svg:y2="13.9cm">
          <text:p/>
        </draw:line>
        <draw:frame draw:style-name="gr18" draw:layer="layout" svg:width="3.211cm" svg:height="0.962cm" svg:x="12.3cm" svg:y="15.538cm">
          <draw:text-box>
            <text:p>See page</text:p>
          </draw:text-box>
        </draw:frame>
        <draw:line draw:style-name="gr8" draw:text-style-name="P1" draw:layer="layout" svg:x1="2cm" svg:y1="15.1cm" svg:x2="2cm" svg:y2="15.6cm">
          <text:p/>
        </draw:line>
        <draw:custom-shape draw:style-name="gr19" draw:text-style-name="P9" draw:layer="layout" svg:width="1.7cm" svg:height="1.064cm" svg:x="4.2cm" svg:y="16.436cm">
          <text:p text:style-name="P1"><text:span text:style-name="T6">Get</text:span></text:p>
          <text:p text:style-name="P1"><text:span text:style-name="T6">Book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9" draw:layer="layout" svg:width="1.7cm" svg:height="1.064cm" svg:x="7.2cm" svg:y="16.436cm">
          <text:p text:style-name="P1"><text:span text:style-name="T6">Select</text:span></text:p>
          <text:p text:style-name="P1"><text:span text:style-name="T6">Booking to</text:span></text:p>
          <text:p text:style-name="P1"><text:span text:style-name="T6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6.3cm" svg:y1="15cm" svg:x2="5cm" svg:y2="16.4cm">
          <text:p/>
        </draw:line>
        <draw:line draw:style-name="gr8" draw:text-style-name="P1" draw:layer="layout" svg:x1="6.8cm" svg:y1="15cm" svg:x2="8.2cm" svg:y2="16.4cm">
          <text:p/>
        </draw:line>
        <draw:frame draw:style-name="gr20" draw:text-style-name="P10" draw:layer="layout" svg:width="0.925cm" svg:height="0.862cm" svg:x="4.8cm" svg:y="15.3cm">
          <draw:text-box>
            <text:p><text:span text:style-name="T4">B</text:span></text:p>
          </draw:text-box>
        </draw:frame>
        <draw:frame draw:style-name="gr21" draw:text-style-name="P10" draw:layer="layout" svg:width="1.325cm" svg:height="1.099cm" svg:x="7.4cm" svg:y="15.1cm">
          <draw:text-box>
            <text:p><text:span text:style-name="T4">BD</text:span></text:p>
          </draw:text-box>
        </draw:frame>
        <draw:line draw:style-name="gr13" draw:text-style-name="P1" draw:layer="layout" svg:x1="4.4cm" svg:y1="16.2cm" svg:x2="4.9cm" svg:y2="15.4cm">
          <text:p/>
        </draw:line>
        <draw:line draw:style-name="gr13" draw:text-style-name="P1" draw:layer="layout" svg:x1="7cm" svg:y1="15.6cm" svg:x2="7.5cm" svg:y2="16.1cm">
          <text:p/>
        </draw:line>
        <draw:line draw:style-name="gr13" draw:text-style-name="P1" draw:layer="layout" svg:x1="8.9cm" svg:y1="16.3cm" svg:x2="8.4cm" svg:y2="15.4cm">
          <text:p/>
        </draw:line>
        <draw:frame draw:style-name="gr20" draw:text-style-name="P10" draw:layer="layout" svg:width="0.925cm" svg:height="0.862cm" svg:x="6.275cm" svg:y="15.238cm">
          <draw:text-box>
            <text:p><text:span text:style-name="T4">B</text:span></text:p>
          </draw:text-box>
        </draw:frame>
        <draw:line draw:style-name="gr8" draw:text-style-name="P1" draw:layer="layout" svg:x1="11.5cm" svg:y1="14.9cm" svg:x2="12.3cm" svg:y2="15.6cm">
          <text:p/>
        </draw:line>
        <draw:line draw:style-name="gr8" draw:text-style-name="P1" draw:layer="layout" svg:x1="13.9cm" svg:y1="15cm" svg:x2="13.9cm" svg:y2="15.7cm">
          <text:p/>
        </draw:line>
        <draw:line draw:style-name="gr8" draw:text-style-name="P1" draw:layer="layout" svg:x1="16.6cm" svg:y1="15.1cm" svg:x2="15.1cm" svg:y2="15.8cm">
          <text:p/>
        </draw:line>
        <draw:connector draw:style-name="gr22" draw:text-style-name="P1" draw:layer="layout" draw:type="curve" draw:line-skew="0cm 1.801cm" svg:x1="25.9cm" svg:y1="7.75cm" svg:x2="21.7cm" svg:y2="7.75cm" draw:start-shape="id1" draw:start-glue-point="1" draw:end-shape="id1" draw:end-glue-point="3" svg:d="M25900 7750c751 0 501 850-2100 850s-2851-850-2100-850" svg:viewBox="0 0 4941 8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9T21:30:47.271000000</meta:creation-date>
    <meta:generator>LibreOffice/4.3.2.2$Windows_x86 LibreOffice_project/edfb5295ba211bd31ad47d0bad0118690f76407d</meta:generator>
    <dc:date>2015-01-16T17:42:05.458000000</dc:date>
    <meta:editing-duration>PT2H46M19S</meta:editing-duration>
    <meta:editing-cycles>15</meta:editing-cycles>
    <meta:document-statistic meta:object-count="56"/>
  </office:meta>
</office:document-meta>
</file>